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MapperDao tutorial<text:tab/>2</text:p>
          <text:p text:style-name="P4">Downloading the source files<text:tab/>2</text:p>
          <text:p text:style-name="P4">Setting up the database connection and initializing mapperdao<text:tab/>2</text:p>
          <text:p text:style-name="P4">Creating a simple model<text:tab/>3</text:p>
          <text:p text:style-name="P4">Extending the domain model by adding attributes to products<text:tab/>7</text:p>
          <text:p text:style-name="P4">Adding categories to our products<text:tab/>10</text:p>
        </text:index-body>
      </text:table-of-content>
      <text:h text:style-name="P2" text:outline-level="1"/>
      <text:h text:style-name="P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Don't worry, the id will be available whenever we need it, i.e. if we need to pass it as a parameter of a url. </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ValuesMap)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Id,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ValuesMap)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IntId (or LongId etc)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ProductEntity.title. Also the constructor gives us a great deal of functionality as we can transform <text:soft-page-break/>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0.499cm" fo:min-width="2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Product with IntId</text:span></text:p>
      <text:p text:style-name="Standard"><text:span text:style-name="Example">create(product):Product with IntId </text:span></text:p>
      <text:p text:style-name="Standard"><text:span text:style-name="Example"/></text:p>
      <text:p text:style-name="Standard"><text:span text:style-name="Example">// updates a product – if product is mutable</text:span></text:p>
      <text:p text:style-name="Standard"><text:span text:style-name="Example">update(product with IntId): Product with IntId</text:span></text:p>
      <text:p text:style-name="Standard"><text:span text:style-name="Example"/></text:p>
      <text:p text:style-name="Standard"><text:span text:style-name="Example">// updates oldProduct to it's newProduct value – for immutable classes</text:span></text:p>
      <text:p text:style-name="Standard"><text:span text:style-name="Example">update(oldProduct,newProduct): Product with IntId</text:span></text:p>
      <text:p text:style-name="Standard"><text:span text:style-name="Example"/></text:p>
      <text:p text:style-name="Standard"><text:span text:style-name="Example">// retrieve a product by it's int id</text:span></text:p>
      <text:p text:style-name="Standard"><text:span text:style-name="Example">retrieve(pk:Int):Product with IntId</text:span></text:p>
      <text:p text:style-name="Standard"><text:span text:style-name="Example"/></text:p>
      <text:p text:style-name="Standard"><text:span text:style-name="Example">// delete a product</text:span></text:p>
      <text:p text:style-name="Standard"><text:span text:style-name="Example">delete(Product with IntId):Product</text:span></text:p>
      <text:p text:style-name="Standard"><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IntId] </text:span></text:p>
      <text:p text:style-name="Standard"><text:span text:style-name="Example"/></text:p>
      <text:p text:style-name="Standard"><text:soft-page-break/><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for a query on that same entity.</text:p>
      <text:p text:style-name="Standard"><text:soft-page-break/></text:p>
      <text:p text:style-name="Standard">Back to queryDao now, 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soft-page-break/></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 with IntId</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IntIdCRUD trait. The return value of create(Attribute(name, value)) is an Attribute with 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he query DSL is in scope:</text:p>
      <text:p text:style-name="Standard"><text:soft-page-break/></text:p>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oft-page-break/><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text:soft-page-break/>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8-21T09:23:24</dc:date>
    <dc:creator>Konstantinos Kougios</dc:creator>
    <meta:editing-duration>P1DT17H54M47S</meta:editing-duration>
    <meta:editing-cycles>323</meta:editing-cycles>
    <meta:generator>LibreOffice/3.5$Linux_X86_64 LibreOffice_project/350m1$Build-2</meta:generator>
    <meta:document-statistic meta:table-count="0" meta:image-count="0" meta:object-count="0" meta:page-count="15" meta:paragraph-count="341" meta:word-count="3392" meta:character-count="23330" meta:non-whitespace-character-count="19993"/>
  </office:meta>
</office:document-meta>
</file>